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text-align="start"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タイトルとコンテンツ">
        <draw:frame draw:name="タイトル 1" presentation:style-name="pr1" draw:text-style-name="P2" draw:layer="layout" svg:width="22.86cm" svg:height="3.175cm" svg:x="-8.36cm" svg:y="-0.174cm" presentation:class="title" presentation:user-transformed="tru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4" draw:layer="layout" svg:width="22.86cm" svg:height="12.572cm" svg:x="1.5cm" svg:y="3.5cm" presentation:class="outline" presentation:user-transformed="true">
          <draw:text-box>
            <text:list text:style-name="L2">
              <text:list-header>
                <text:p text:style-name="P3"><text:span text:style-name="T2">先週やったこと</text:span></text:p>
              </text:list-header>
              <text:list-item>
                <text:p text:style-name="P3"><text:span text:style-name="T3">fdiv</text:span><text:span text:style-name="T3">、</text:span><text:span text:style-name="T3">sqrt</text:span><text:span text:style-name="T3">を修正</text:span></text:p>
                <text:p text:style-name="P3"><text:span text:style-name="T2"/></text:p>
                <text:p text:style-name="P3"><text:span text:style-name="T2">今週やること</text:span></text:p>
              </text:list-item>
              <text:list-item>
                <text:p text:style-name="P3"><text:span text:style-name="T2">浮動小数点数の比較を実装</text:span></text:p>
              </text:list-item>
              <text:list-item>
                <text:p text:style-name="P3"><text:span text:style-name="T2">実機での動作確認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.001cm" svg:height="0.001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.001cm" svg:height="0.001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.001cm" svg:height="0.001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.001cm" svg:height="0.001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3">第 </text:span><text:span text:style-name="MT13">4 </text:span><text:span text:style-name="MT13">レベル</text:span><text:span text:style-name="MT13"><text:line-break/></text:span><text:span text:style-name="MT13">第 </text:span><text:span text:style-name="MT13">5 </text:span><text:span text:style-name="MT13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.001cm" svg:height="0.001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.001cm" svg:height="0.001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.001cm" svg:height="0.001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.001cm" svg:height="0.001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.001cm" svg:height="0.001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.001cm" svg:height="0.001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マスタ テキストの書式設定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0-30">10/30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.001cm" svg:height="0.001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先週やったこと（シミュレータ係）</dc:title>
    <meta:initial-creator>相馬悠紀</meta:initial-creator>
    <dc:creator>chro96 </dc:creator>
    <meta:creation-date>2012-10-22T13:07:19Z</meta:creation-date>
    <dc:date>2012-10-30T09:38:01</dc:date>
    <meta:editing-cycles>60</meta:editing-cycles>
    <meta:editing-duration>PT09H36M25S</meta:editing-duration>
    <meta:document-statistic meta:object-count="150"/>
  </office:meta>
</office:document-meta>
</file>